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c411" officeooo:paragraph-rsid="000fc411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rsid="000fc411" officeooo:paragraph-rsid="000fc411" style:font-size-asian="11pt" style:font-size-complex="11pt"/>
    </style:style>
    <style:style style:name="P3" style:family="paragraph" style:parent-style-name="Standard">
      <style:text-properties fo:font-size="11pt" officeooo:rsid="0010e64a" officeooo:paragraph-rsid="0010e64a" style:font-size-asian="11pt" style:font-size-complex="11pt"/>
    </style:style>
    <style:style style:name="P4" style:family="paragraph" style:parent-style-name="Footer">
      <style:text-properties fo:font-size="11pt" officeooo:rsid="0010e64a" officeooo:paragraph-rsid="0010e64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O. 12 <text:s text:c="7"/>MULTITHREADING</text:p>
      <text:p text:style-name="P1">INPUT:-</text:p>
      <text:p text:style-name="P3">//a java program for multithreading</text:p>
      <text:p text:style-name="P3">class thread extends Thread</text:p>
      <text:p text:style-name="P3"><text:s/>{</text:p>
      <text:p text:style-name="P3"><text:s text:c="2"/>private Thread t;</text:p>
      <text:p text:style-name="P3"><text:s text:c="2"/>private String threadName;</text:p>
      <text:p text:style-name="P3"><text:s text:c="2"/>thread(String name)</text:p>
      <text:p text:style-name="P3"><text:s text:c="4"/>{</text:p>
      <text:p text:style-name="P3"><text:s text:c="5"/>threadName=name;</text:p>
      <text:p text:style-name="P3"><text:s text:c="5"/>System.out.println("Creating "+threadName );</text:p>
      <text:p text:style-name="P3"><text:s text:c="4"/>}</text:p>
      <text:p text:style-name="P3"><text:s text:c="2"/>public void run()</text:p>
      <text:p text:style-name="P3"><text:s text:c="4"/>{</text:p>
      <text:p text:style-name="P3"><text:s text:c="5"/>System.out.println("Running "+threadName );</text:p>
      <text:p text:style-name="P3"><text:s text:c="6"/>try</text:p>
      <text:p text:style-name="P3"><text:s text:c="7"/>{</text:p>
      <text:p text:style-name="P3"><text:s text:c="8"/>for(int i=4;i&gt;0;i--)</text:p>
      <text:p text:style-name="P3"><text:s text:c="10"/>{</text:p>
      <text:p text:style-name="P3"><text:s text:c="11"/>System.out.println("Thread: "+threadName+", "+i);</text:p>
      <text:p text:style-name="P3"><text:s text:c="11"/>Thread.sleep(50);</text:p>
      <text:p text:style-name="P3"><text:s text:c="10"/>}</text:p>
      <text:p text:style-name="P3"><text:s text:c="8"/>}catch (InterruptedException e) {System.out.println("Thread "+threadName+" interrupted.");}</text:p>
      <text:p text:style-name="P3"><text:s text:c="5"/>System.out.println("Thread "+threadName+" exiting.");</text:p>
      <text:p text:style-name="P3"><text:s text:c="5"/>}</text:p>
      <text:p text:style-name="P3"><text:s text:c="2"/>public void start ()</text:p>
      <text:p text:style-name="P3"><text:s text:c="3"/>{</text:p>
      <text:p text:style-name="P3"><text:s text:c="4"/>System.out.println("Starting "+threadName );</text:p>
      <text:p text:style-name="P3"><text:s text:c="4"/>if (t==null)</text:p>
      <text:p text:style-name="P3"><text:s text:c="6"/>{</text:p>
      <text:p text:style-name="P3"><text:s text:c="7"/>t=new Thread (this, threadName);</text:p>
      <text:p text:style-name="P3"><text:s text:c="7"/>t.start();</text:p>
      <text:p text:style-name="P3"><text:s text:c="6"/>}</text:p>
      <text:p text:style-name="P3"><text:s text:c="3"/>}</text:p>
      <text:p text:style-name="P3">}</text:p>
      <text:p text:style-name="P3">class Multithread</text:p>
      <text:p text:style-name="P3"><text:s/>{</text:p>
      <text:p text:style-name="P3"><text:s/>public static void main(String args[])</text:p>
      <text:p text:style-name="P3"><text:s text:c="2"/>{</text:p>
      <text:p text:style-name="P3"><text:s text:c="3"/>thread T1=new thread( "Thread-1");</text:p>
      <text:p text:style-name="P3"><text:s text:c="3"/>T1.start();</text:p>
      <text:p text:style-name="P3"><text:s text:c="3"/>thread T2 = new thread( "Thread-2");</text:p>
      <text:p text:style-name="P3"><text:s text:c="3"/>T2.start();</text:p>
      <text:p text:style-name="P3"><text:s text:c="3"/>} <text:s text:c="2"/></text:p>
      <text:p text:style-name="P3"><text:s/>}</text:p>
      <text:p text:style-name="P3"/>
      <text:p text:style-name="P1">OUTPUT:-</text:p>
      <text:p text:style-name="P1">student@DWM19:~$ gedit Multithread.java</text:p>
      <text:p text:style-name="P1">student@DWM19:~$ javac Multithread.java</text:p>
      <text:p text:style-name="P1">student@DWM19:~$ java Multithread</text:p>
      <text:p text:style-name="P1">Creating Thread-1</text:p>
      <text:p text:style-name="P1">Starting Thread-1</text:p>
      <text:p text:style-name="P1">Creating Thread-2</text:p>
      <text:p text:style-name="P1">Running Thread-1</text:p>
      <text:p text:style-name="P1">Thread: Thread-1, 4</text:p>
      <text:p text:style-name="P1"><text:soft-page-break/>Starting Thread-2</text:p>
      <text:p text:style-name="P1">Running Thread-2</text:p>
      <text:p text:style-name="P1">Thread: Thread-2, 4</text:p>
      <text:p text:style-name="P1">Thread: Thread-1, 3</text:p>
      <text:p text:style-name="P1">Thread: Thread-2, 3</text:p>
      <text:p text:style-name="P1">Thread: Thread-1, 2</text:p>
      <text:p text:style-name="P1">Thread: Thread-2, 2</text:p>
      <text:p text:style-name="P1">Thread: Thread-1, 1</text:p>
      <text:p text:style-name="P1">Thread: Thread-2, 1</text:p>
      <text:p text:style-name="P1">Thread Thread-1 exiting.</text:p>
      <text:p text:style-name="P1">Thread Thread-2 exi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10e64a" officeooo:paragraph-rsid="0010e64a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3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2:35:21.415894941</meta:creation-date>
    <dc:date>2015-09-08T12:39:32.029380750</dc:date>
    <meta:editing-duration>PT1M27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2" meta:paragraph-count="66" meta:word-count="154" meta:character-count="1491" meta:non-whitespace-character-count="1152"/>
  </office:meta>
</office:document-meta>
</file>